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2mm"/>
    </style:style>
    <style:style style:name="co2" style:family="table-column">
      <style:table-column-properties fo:break-before="auto" style:column-width="16.03mm"/>
    </style:style>
    <style:style style:name="co3" style:family="table-column">
      <style:table-column-properties fo:break-before="auto" style:column-width="16.3mm"/>
    </style:style>
    <style:style style:name="co4" style:family="table-column">
      <style:table-column-properties fo:break-before="auto" style:column-width="21.6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italic" style:font-weight-asian="bol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text-underline-style="none" style:text-underline-color="font-color" style:text-line-through-type="none" fo:font-style="normal" style:letter-kerning="true" fo:letter-spacing="normal" fo:language="none" fo:country="none" style:language-asian="none" style:country-asian="none" style:font-name-asian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0.77mm" svg:height="12.93mm" svg:x="11.25mm" svg:y="43.64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0.78mm" svg:height="12.91mm" svg:x="103.25mm" svg:y="37.61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0.77mm" svg:height="12.91mm" svg:x="195.26mm" svg:y="37.61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mm" svg:height="4.7mm" svg:x="51.45mm" svg:y="5.29m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2" draw:text-style-name="P1" svg:width="159.86mm" svg:height="89.93mm" svg:x="86.76mm" svg:y="79.32mm">
            <loext:p/>
            <draw:object draw:notify-on-update-of-ranges="Planilha1.A2:Planilha1.A11 Planilha1.D1:Planilha1.D1 Planilha1.D2:Planilha1.D11 Planilha1.A2:Planilha1.A11 Planilha1.I1:Planilha1.I1 Planilha1.I2:Planilha1.I11 Planilha1.A2:Planilha1.A11 Planilha1.N1:Planilha1.N1 Planilha1.N2:Planilha1.N1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1" svg:width="159.88mm" svg:height="89.92mm" svg:x="341.22mm" svg:y="82.49mm">
            <loext:p/>
            <draw:object draw:notify-on-update-of-ranges="Planilha1.S2:Planilha1.S8 Planilha1.T2:Planilha1.T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2" draw:text-style-name="P1" svg:width="159.88mm" svg:height="89.92mm" svg:x="512.1mm" svg:y="87.01mm">
            <loext:p/>
            <draw:object draw:notify-on-update-of-ranges="Planilha1.U2:Planilha1.U10 Planilha1.V2:Planilha1.V1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2" draw:text-style-name="P1" svg:width="143.2mm" svg:height="80.55mm" svg:x="501.38mm" svg:y="223.17mm">
            <loext:p/>
            <draw:object draw:notify-on-update-of-ranges="Planilha1.X1:Planilha1.X1 Planilha1.X2:Planilha1.X11 Planilha1.Y1:Planilha1.Y1 Planilha1.Y2:Planilha1.Y11 Planilha1.X1:Planilha1.X1 Planilha1.X2:Planilha1.X11 Planilha1.Z1:Planilha1.Z1 Planilha1.Z2:Planilha1.Z1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5" table:default-cell-style-name="Default"/>
        <table:table-row table:style-name="ro1">
          <table:table-cell table:style-name="ce1" office:value-type="string" calcext:value-type="string">
            <text:p>Posição</text:p>
          </table:table-cell>
          <table:table-cell table:style-name="ce7" office:value-type="string" calcext:value-type="string">
            <text:p>ΔV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R1</text:p>
          </table:table-cell>
          <table:table-cell/>
          <table:table-cell table:style-name="ce1" office:value-type="string" calcext:value-type="string">
            <text:p>Posição</text:p>
          </table:table-cell>
          <table:table-cell table:style-name="ce7" office:value-type="string" calcext:value-type="string">
            <text:p>ΔV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R2</text:p>
          </table:table-cell>
          <table:table-cell/>
          <table:table-cell table:style-name="ce1" office:value-type="string" calcext:value-type="string">
            <text:p>Posição</text:p>
          </table:table-cell>
          <table:table-cell table:style-name="ce7" office:value-type="string" calcext:value-type="string">
            <text:p>ΔV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VCContínua</text:p>
          </table:table-cell>
          <table:table-cell office:value-type="string" calcext:value-type="string">
            <text:p>VCAlternada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float" office:value="0.9" calcext:value-type="float">
            <text:p>0,9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formula="of:=[.B2]/([.C2]*10^(-3))" office:value-type="float" office:value="128.571428571429" calcext:value-type="float">
            <text:p>128,57142857142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8" office:value-type="float" office:value="1.9" calcext:value-type="float">
            <text:p>1,9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formula="of:=[.G2]/([.H2]*10^(-3))" office:value-type="float" office:value="271.428571428571" calcext:value-type="float">
            <text:p>271,42857142857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8" office:value-type="float" office:value="2.3" calcext:value-type="float">
            <text:p>2,3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formula="of:=[.L2]/([.M2]*10^(-3))" office:value-type="float" office:value="328.571428571429" calcext:value-type="float">
            <text:p>328,571428571429</text:p>
          </table:table-cell>
          <table:table-cell/>
          <table:table-cell table:formula="of:=SUM([.D2];[.I2])" office:value-type="float" office:value="400" calcext:value-type="float">
            <text:p>400</text:p>
          </table:table-cell>
          <table:table-cell table:formula="of:=[.P2]-[.N2]" office:value-type="float" office:value="71.428571428571" calcext:value-type="float">
            <text:p>71,428571428571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-2.1" calcext:value-type="float">
            <text:p>-2,1</text:p>
          </table:table-cell>
          <table:table-cell office:value-type="float" office:value="-1.3" calcext:value-type="float">
            <text:p>-1,3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,6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float" office:value="1.8" calcext:value-type="float">
            <text:p>1,8</text:p>
          </table:table-cell>
          <table:table-cell table:style-name="ce8" office:value-type="float" office:value="11.7" calcext:value-type="float">
            <text:p>11,7</text:p>
          </table:table-cell>
          <table:table-cell table:style-name="ce8" table:formula="of:=[.B3]/([.C3]*10^(-3))" office:value-type="float" office:value="153.846153846154" calcext:value-type="float">
            <text:p>153,84615384615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8" office:value-type="float" office:value="3.9" calcext:value-type="float">
            <text:p>3,9</text:p>
          </table:table-cell>
          <table:table-cell table:style-name="ce8" office:value-type="float" office:value="11.8" calcext:value-type="float">
            <text:p>11,8</text:p>
          </table:table-cell>
          <table:table-cell table:style-name="ce8" table:formula="of:=[.G3]/([.H3]*10^(-3))" office:value-type="float" office:value="330.508474576271" calcext:value-type="float">
            <text:p>330,50847457627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8" office:value-type="float" office:value="5.2" calcext:value-type="float">
            <text:p>5,2</text:p>
          </table:table-cell>
          <table:table-cell table:style-name="ce8" office:value-type="float" office:value="11.5" calcext:value-type="float">
            <text:p>11,5</text:p>
          </table:table-cell>
          <table:table-cell table:style-name="ce8" table:formula="of:=[.L3]/([.M3]*10^(-3))" office:value-type="float" office:value="452.173913043478" calcext:value-type="float">
            <text:p>452,173913043478</text:p>
          </table:table-cell>
          <table:table-cell/>
          <table:table-cell table:formula="of:=SUM([.D3];[.I3])" office:value-type="float" office:value="484.354628422425" calcext:value-type="float">
            <text:p>484,354628422425</text:p>
          </table:table-cell>
          <table:table-cell table:formula="of:=[.P3]-[.N3]" office:value-type="float" office:value="32.180715378947" calcext:value-type="float">
            <text:p>32,1807153789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,2</text:p>
          </table:table-cell>
          <table:table-cell office:value-type="float" office:value="-1.3" calcext:value-type="float">
            <text:p>-1,3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,5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float" office:value="2.6" calcext:value-type="float">
            <text:p>2,6</text:p>
          </table:table-cell>
          <table:table-cell table:style-name="ce8" office:value-type="float" office:value="17.1" calcext:value-type="float">
            <text:p>17,1</text:p>
          </table:table-cell>
          <table:table-cell table:style-name="ce8" table:formula="of:=[.B4]/([.C4]*10^(-3))" office:value-type="float" office:value="152.046783625731" calcext:value-type="float">
            <text:p>152,04678362573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8" office:value-type="float" office:value="5.9" calcext:value-type="float">
            <text:p>5,9</text:p>
          </table:table-cell>
          <table:table-cell table:style-name="ce8" office:value-type="float" office:value="17.1" calcext:value-type="float">
            <text:p>17,1</text:p>
          </table:table-cell>
          <table:table-cell table:style-name="ce8" table:formula="of:=[.G4]/([.H4]*10^(-3))" office:value-type="float" office:value="345.029239766082" calcext:value-type="float">
            <text:p>345,02923976608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8" office:value-type="float" office:value="8.2" calcext:value-type="float">
            <text:p>8,2</text:p>
          </table:table-cell>
          <table:table-cell table:style-name="ce8" office:value-type="float" office:value="17" calcext:value-type="float">
            <text:p>17</text:p>
          </table:table-cell>
          <table:table-cell table:style-name="ce8" table:formula="of:=[.L4]/([.M4]*10^(-3))" office:value-type="float" office:value="482.352941176471" calcext:value-type="float">
            <text:p>482,352941176471</text:p>
          </table:table-cell>
          <table:table-cell/>
          <table:table-cell table:formula="of:=SUM([.D4];[.I4])" office:value-type="float" office:value="497.076023391813" calcext:value-type="float">
            <text:p>497,076023391813</text:p>
          </table:table-cell>
          <table:table-cell table:formula="of:=[.P4]-[.N4]" office:value-type="float" office:value="14.723082215342" calcext:value-type="float">
            <text:p>14,723082215342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-2.3" calcext:value-type="float">
            <text:p>-2,3</text:p>
          </table:table-cell>
          <table:table-cell office:value-type="float" office:value="-1" calcext:value-type="float">
            <text:p>-1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,5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float" office:value="3.3" calcext:value-type="float">
            <text:p>3,3</text:p>
          </table:table-cell>
          <table:table-cell table:style-name="ce8" office:value-type="float" office:value="22.6" calcext:value-type="float">
            <text:p>22,6</text:p>
          </table:table-cell>
          <table:table-cell table:style-name="ce8" table:formula="of:=[.B5]/([.C5]*10^(-3))" office:value-type="float" office:value="146.017699115044" calcext:value-type="float">
            <text:p>146,01769911504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8" office:value-type="float" office:value="7.9" calcext:value-type="float">
            <text:p>7,9</text:p>
          </table:table-cell>
          <table:table-cell table:style-name="ce8" office:value-type="float" office:value="22.8" calcext:value-type="float">
            <text:p>22,8</text:p>
          </table:table-cell>
          <table:table-cell table:style-name="ce8" table:formula="of:=[.G5]/([.H5]*10^(-3))" office:value-type="float" office:value="346.491228070175" calcext:value-type="float">
            <text:p>346,49122807017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8" office:value-type="float" office:value="11.1" calcext:value-type="float">
            <text:p>11,1</text:p>
          </table:table-cell>
          <table:table-cell table:style-name="ce8" office:value-type="float" office:value="22.9" calcext:value-type="float">
            <text:p>22,9</text:p>
          </table:table-cell>
          <table:table-cell table:style-name="ce8" table:formula="of:=[.L5]/([.M5]*10^(-3))" office:value-type="float" office:value="484.71615720524" calcext:value-type="float">
            <text:p>484,71615720524</text:p>
          </table:table-cell>
          <table:table-cell/>
          <table:table-cell table:formula="of:=SUM([.D5];[.I5])" office:value-type="float" office:value="492.508927185219" calcext:value-type="float">
            <text:p>492,508927185219</text:p>
          </table:table-cell>
          <table:table-cell table:formula="of:=[.P5]-[.N5]" office:value-type="float" office:value="7.79276997997903" calcext:value-type="float">
            <text:p>7,79276997997903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-2.5" calcext:value-type="float">
            <text:p>-2,5</text:p>
          </table:table-cell>
          <table:table-cell office:value-type="float" office:value="-0.7" calcext:value-type="float">
            <text:p>-0,7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.3" calcext:value-type="float">
            <text:p>11,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float" office:value="4.2" calcext:value-type="float">
            <text:p>4,2</text:p>
          </table:table-cell>
          <table:table-cell table:style-name="ce8" office:value-type="float" office:value="28.1" calcext:value-type="float">
            <text:p>28,1</text:p>
          </table:table-cell>
          <table:table-cell table:style-name="ce8" table:formula="of:=[.B6]/([.C6]*10^(-3))" office:value-type="float" office:value="149.466192170819" calcext:value-type="float">
            <text:p>149,466192170819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8" office:value-type="float" office:value="9.9" calcext:value-type="float">
            <text:p>9,9</text:p>
          </table:table-cell>
          <table:table-cell table:style-name="ce8" office:value-type="float" office:value="28.2" calcext:value-type="float">
            <text:p>28,2</text:p>
          </table:table-cell>
          <table:table-cell table:style-name="ce8" table:formula="of:=[.G6]/([.H6]*10^(-3))" office:value-type="float" office:value="351.063829787234" calcext:value-type="float">
            <text:p>351,06382978723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8.2" calcext:value-type="float">
            <text:p>28,2</text:p>
          </table:table-cell>
          <table:table-cell table:style-name="ce8" table:formula="of:=[.L6]/([.M6]*10^(-3))" office:value-type="float" office:value="496.45390070922" calcext:value-type="float">
            <text:p>496,45390070922</text:p>
          </table:table-cell>
          <table:table-cell/>
          <table:table-cell table:formula="of:=SUM([.D6];[.I6])" office:value-type="float" office:value="500.530021958053" calcext:value-type="float">
            <text:p>500,530021958053</text:p>
          </table:table-cell>
          <table:table-cell table:formula="of:=[.P6]-[.N6]" office:value-type="float" office:value="4.07612124883298" calcext:value-type="float">
            <text:p>4,076121248832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.6" calcext:value-type="float">
            <text:p>-2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.3" calcext:value-type="float">
            <text:p>14,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float" office:value="5.1" calcext:value-type="float">
            <text:p>5,1</text:p>
          </table:table-cell>
          <table:table-cell table:style-name="ce8" office:value-type="float" office:value="33.5" calcext:value-type="float">
            <text:p>33,5</text:p>
          </table:table-cell>
          <table:table-cell table:style-name="ce8" table:formula="of:=[.B7]/([.C7]*10^(-3))" office:value-type="float" office:value="152.238805970149" calcext:value-type="float">
            <text:p>152,238805970149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8" office:value-type="float" office:value="11.9" calcext:value-type="float">
            <text:p>11,9</text:p>
          </table:table-cell>
          <table:table-cell table:style-name="ce8" office:value-type="float" office:value="33.5" calcext:value-type="float">
            <text:p>33,5</text:p>
          </table:table-cell>
          <table:table-cell table:style-name="ce8" table:formula="of:=[.G7]/([.H7]*10^(-3))" office:value-type="float" office:value="355.223880597015" calcext:value-type="float">
            <text:p>355,223880597015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8" office:value-type="float" office:value="16.9" calcext:value-type="float">
            <text:p>16,9</text:p>
          </table:table-cell>
          <table:table-cell table:style-name="ce8" office:value-type="float" office:value="33.8" calcext:value-type="float">
            <text:p>33,8</text:p>
          </table:table-cell>
          <table:table-cell table:style-name="ce8" table:formula="of:=[.L7]/([.M7]*10^(-3))" office:value-type="float" office:value="500" calcext:value-type="float">
            <text:p>500</text:p>
          </table:table-cell>
          <table:table-cell/>
          <table:table-cell table:formula="of:=SUM([.D7];[.I7])" office:value-type="float" office:value="507.462686567164" calcext:value-type="float">
            <text:p>507,462686567164</text:p>
          </table:table-cell>
          <table:table-cell table:formula="of:=[.P7]-[.N7]" office:value-type="float" office:value="7.46268656716404" calcext:value-type="float">
            <text:p>7,46268656716404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-2.5" calcext:value-type="float">
            <text:p>-2,5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.3" calcext:value-type="float">
            <text:p>17,3</text:p>
          </table:table-cell>
          <table:table-cell office:value-type="float" office:value="12.1" calcext:value-type="float">
            <text:p>12,1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float" office:value="6.2" calcext:value-type="float">
            <text:p>6,2</text:p>
          </table:table-cell>
          <table:table-cell table:style-name="ce13" office:value-type="string" calcext:value-type="string">
            <text:p><text:span text:style-name="T1">39</text:span></text:p>
          </table:table-cell>
          <table:table-cell table:style-name="ce8" table:formula="of:=[.B8]/([.C8]*10^(-3))" office:value-type="float" office:value="158.974358974359" calcext:value-type="float">
            <text:p>158,974358974359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8" office:value-type="float" office:value="13.1" calcext:value-type="float">
            <text:p>13,1</text:p>
          </table:table-cell>
          <table:table-cell table:style-name="ce13" office:value-type="float" office:value="37.8" calcext:value-type="float">
            <text:p>37,8</text:p>
          </table:table-cell>
          <table:table-cell table:style-name="ce8" table:formula="of:=[.G8]/([.H8]*10^(-3))" office:value-type="float" office:value="346.560846560847" calcext:value-type="float">
            <text:p>346,560846560847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8" office:value-type="float" office:value="20" calcext:value-type="float">
            <text:p>20</text:p>
          </table:table-cell>
          <table:table-cell table:style-name="ce13" office:value-type="float" office:value="39.5" calcext:value-type="float">
            <text:p>39,5</text:p>
          </table:table-cell>
          <table:table-cell table:style-name="ce8" table:formula="of:=[.L8]/([.M8]*10^(-3))" office:value-type="float" office:value="506.329113924051" calcext:value-type="float">
            <text:p>506,329113924051</text:p>
          </table:table-cell>
          <table:table-cell/>
          <table:table-cell table:formula="of:=SUM([.D8];[.I8])" office:value-type="float" office:value="505.535205535206" calcext:value-type="float">
            <text:p>505,535205535206</text:p>
          </table:table-cell>
          <table:table-cell table:formula="of:=[.P8]-[.N8]" office:value-type="float" office:value="-0.793908388845011" calcext:value-type="float">
            <text:p>-0,793908388845011</text:p>
          </table:table-cell>
          <table:table-cell/>
          <table:table-cell office:value-type="float" office:value="-1.8" calcext:value-type="float">
            <text:p>-1,8</text:p>
          </table:table-cell>
          <table:table-cell office:value-type="float" office:value="-2.1" calcext:value-type="float">
            <text:p>-2,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.3" calcext:value-type="float">
            <text:p>20,3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float" office:value="7.1" calcext:value-type="float">
            <text:p>7,1</text:p>
          </table:table-cell>
          <table:table-cell table:style-name="ce8" office:value-type="float" office:value="44.3" calcext:value-type="float">
            <text:p>44,3</text:p>
          </table:table-cell>
          <table:table-cell table:style-name="ce8" table:formula="of:=[.B9]/([.C9]*10^(-3))" office:value-type="float" office:value="160.270880361174" calcext:value-type="float">
            <text:p>160,27088036117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8" office:value-type="float" office:value="15.5" calcext:value-type="float">
            <text:p>15,5</text:p>
          </table:table-cell>
          <table:table-cell table:style-name="ce8" office:value-type="float" office:value="44.5" calcext:value-type="float">
            <text:p>44,5</text:p>
          </table:table-cell>
          <table:table-cell table:style-name="ce8" table:formula="of:=[.G9]/([.H9]*10^(-3))" office:value-type="float" office:value="348.314606741573" calcext:value-type="float">
            <text:p>348,314606741573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8" office:value-type="float" office:value="22.8" calcext:value-type="float">
            <text:p>22,8</text:p>
          </table:table-cell>
          <table:table-cell table:style-name="ce8" office:value-type="float" office:value="45" calcext:value-type="float">
            <text:p>45</text:p>
          </table:table-cell>
          <table:table-cell table:style-name="ce8" table:formula="of:=[.L9]/([.M9]*10^(-3))" office:value-type="float" office:value="506.666666666667" calcext:value-type="float">
            <text:p>506,666666666667</text:p>
          </table:table-cell>
          <table:table-cell/>
          <table:table-cell table:formula="of:=SUM([.D9];[.I9])" office:value-type="float" office:value="508.585487102747" calcext:value-type="float">
            <text:p>508,585487102747</text:p>
          </table:table-cell>
          <table:table-cell table:formula="of:=[.P9]-[.N9]" office:value-type="float" office:value="1.91882043608001" calcext:value-type="float">
            <text:p>1,9188204360800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.3" calcext:value-type="float">
            <text:p>23,3</text:p>
          </table:table-cell>
          <table:table-cell office:value-type="float" office:value="15.2" calcext:value-type="float">
            <text:p>15,2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" office:value-type="float" office:value="7.9" calcext:value-type="float">
            <text:p>7,9</text:p>
          </table:table-cell>
          <table:table-cell table:style-name="ce8" office:value-type="float" office:value="49.8" calcext:value-type="float">
            <text:p>49,8</text:p>
          </table:table-cell>
          <table:table-cell table:style-name="ce8" table:formula="of:=[.B10]/([.C10]*10^(-3))" office:value-type="float" office:value="158.63453815261" calcext:value-type="float">
            <text:p>158,63453815261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8" office:value-type="float" office:value="17.5" calcext:value-type="float">
            <text:p>17,5</text:p>
          </table:table-cell>
          <table:table-cell table:style-name="ce8" office:value-type="float" office:value="49.9" calcext:value-type="float">
            <text:p>49,9</text:p>
          </table:table-cell>
          <table:table-cell table:style-name="ce8" table:formula="of:=[.G10]/([.H10]*10^(-3))" office:value-type="float" office:value="350.701402805611" calcext:value-type="float">
            <text:p>350,701402805611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8" office:value-type="float" office:value="25.5" calcext:value-type="float">
            <text:p>25,5</text:p>
          </table:table-cell>
          <table:table-cell table:style-name="ce8" office:value-type="float" office:value="50.5" calcext:value-type="float">
            <text:p>50,5</text:p>
          </table:table-cell>
          <table:table-cell table:style-name="ce8" table:formula="of:=[.L10]/([.M10]*10^(-3))" office:value-type="float" office:value="504.950495049505" calcext:value-type="float">
            <text:p>504,950495049505</text:p>
          </table:table-cell>
          <table:table-cell/>
          <table:table-cell table:formula="of:=SUM([.D10];[.I10])" office:value-type="float" office:value="509.335940958221" calcext:value-type="float">
            <text:p>509,335940958221</text:p>
          </table:table-cell>
          <table:table-cell table:formula="of:=[.P10]-[.N10]" office:value-type="float" office:value="4.38544590871601" calcext:value-type="float">
            <text:p>4,38544590871601</text:p>
          </table:table-cell>
          <table:table-cell table:number-columns-repeated="3"/>
          <table:table-cell office:value-type="float" office:value="2.5" calcext:value-type="float">
            <text:p>2,5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9.3" calcext:value-type="float">
            <text:p>19,3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 office:value-type="float" office:value="8.9" calcext:value-type="float">
            <text:p>8,9</text:p>
          </table:table-cell>
          <table:table-cell table:style-name="ce9" office:value-type="float" office:value="55" calcext:value-type="float">
            <text:p>55</text:p>
          </table:table-cell>
          <table:table-cell table:style-name="ce8" table:formula="of:=[.B11]/([.C11]*10^(-3))" office:value-type="float" office:value="161.818181818182" calcext:value-type="float">
            <text:p>161,818181818182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9" office:value-type="float" office:value="19.9" calcext:value-type="float">
            <text:p>19,9</text:p>
          </table:table-cell>
          <table:table-cell table:style-name="ce9" office:value-type="float" office:value="55.2" calcext:value-type="float">
            <text:p>55,2</text:p>
          </table:table-cell>
          <table:table-cell table:style-name="ce8" table:formula="of:=[.G11]/([.H11]*10^(-3))" office:value-type="float" office:value="360.507246376812" calcext:value-type="float">
            <text:p>360,507246376812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9" office:value-type="float" office:value="28.1" calcext:value-type="float">
            <text:p>28,1</text:p>
          </table:table-cell>
          <table:table-cell table:style-name="ce9" office:value-type="float" office:value="55.5" calcext:value-type="float">
            <text:p>55,5</text:p>
          </table:table-cell>
          <table:table-cell table:style-name="ce8" table:formula="of:=[.L11]/([.M11]*10^(-3))" office:value-type="float" office:value="506.306306306306" calcext:value-type="float">
            <text:p>506,306306306306</text:p>
          </table:table-cell>
          <table:table-cell/>
          <table:table-cell table:formula="of:=SUM([.D11];[.I11])" office:value-type="float" office:value="522.325428194994" calcext:value-type="float">
            <text:p>522,325428194994</text:p>
          </table:table-cell>
          <table:table-cell table:formula="of:=[.P11]-[.N11]" office:value-type="float" office:value="16.0191218886881" calcext:value-type="float">
            <text:p>16,019121888688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0.6" calcext:value-type="float">
            <text:p>20,6</text:p>
          </table:table-cell>
        </table:table-row>
        <table:table-row table:style-name="ro1">
          <table:table-cell/>
          <table:table-cell table:formula="of:=[.B11]-[.B2]" office:value-type="float" office:value="8" calcext:value-type="float">
            <text:p>8</text:p>
          </table:table-cell>
          <table:table-cell table:formula="of:=[.C11]-[.C2]" office:value-type="float" office:value="48" calcext:value-type="float">
            <text:p>48</text:p>
          </table:table-cell>
          <table:table-cell table:style-name="ce8" table:formula="of:=[.B12]/([.C12]*10^(-3))" office:value-type="float" office:value="166.666666666667" calcext:value-type="float">
            <text:p>166,666666666667</text:p>
          </table:table-cell>
          <table:table-cell table:number-columns-repeated="2"/>
          <table:table-cell table:formula="of:=[.G11]-[.G2]" office:value-type="float" office:value="18" calcext:value-type="float">
            <text:p>18</text:p>
          </table:table-cell>
          <table:table-cell table:formula="of:=[.H11]-[.H2]" office:value-type="float" office:value="48.2" calcext:value-type="float">
            <text:p>48,2</text:p>
          </table:table-cell>
          <table:table-cell table:style-name="ce8" table:formula="of:=[.G12]/([.H12]*10^(-3))" office:value-type="float" office:value="373.44398340249" calcext:value-type="float">
            <text:p>373,44398340249</text:p>
          </table:table-cell>
          <table:table-cell table:number-columns-repeated="2"/>
          <table:table-cell table:formula="of:=[.L11]-[.L2]" office:value-type="float" office:value="25.8" calcext:value-type="float">
            <text:p>25,8</text:p>
          </table:table-cell>
          <table:table-cell table:formula="of:=[.M11]-[.M2]" office:value-type="float" office:value="48.5" calcext:value-type="float">
            <text:p>48,5</text:p>
          </table:table-cell>
          <table:table-cell table:style-name="ce8" table:formula="of:=[.L12]/([.M12]*10^(-3))" office:value-type="float" office:value="531.958762886598" calcext:value-type="float">
            <text:p>531,958762886598</text:p>
          </table:table-cell>
          <table:table-cell/>
          <table:table-cell office:value-type="string" calcext:value-type="string">
            <text:p>Erro Relativo</text:p>
          </table:table-cell>
          <table:table-cell table:formula="of:=MEDIAN([.Q2:.Q11])" office:value-type="float" office:value="7.62772827357153" calcext:value-type="float">
            <text:p>7,62772827357153</text:p>
          </table:table-cell>
          <table:table-cell table:number-columns-repeated="9"/>
        </table:table-row>
        <table:table-row table:style-name="ro2" table:number-rows-repeated="7">
          <table:table-cell table:number-columns-repeated="26"/>
        </table:table-row>
        <table:table-row table:style-name="ro2">
          <table:table-cell table:style-name="ce4"/>
          <table:table-cell table:number-columns-repeated="25"/>
        </table:table-row>
        <table:table-row table:style-name="ro2" table:number-rows-repeated="22">
          <table:table-cell table:number-columns-repeated="26"/>
        </table:table-row>
        <table:table-row table:style-name="ro1">
          <table:table-cell table:style-name="ce5"/>
          <table:table-cell table:style-name="ce10" table:number-columns-repeated="9"/>
          <table:table-cell table:style-name="ce14"/>
          <table:table-cell table:number-columns-repeated="15"/>
        </table:table-row>
        <table:table-row table:style-name="ro1">
          <table:table-cell table:style-name="ce6"/>
          <table:table-cell table:style-name="ce5" table:number-columns-repeated="9"/>
          <table:table-cell table:style-name="ce15"/>
          <table:table-cell table:style-name="ce5" table:number-columns-repeated="4"/>
          <table:table-cell table:style-name="ce15"/>
          <table:table-cell table:number-columns-repeated="10"/>
        </table:table-row>
        <table:table-row table:style-name="ro1">
          <table:table-cell table:style-name="ce6"/>
          <table:table-cell table:style-name="ce11" table:number-columns-repeated="9"/>
          <table:table-cell table:style-name="ce16"/>
          <table:table-cell table:style-name="ce11" table:number-columns-repeated="4"/>
          <table:table-cell table:style-name="ce16"/>
          <table:table-cell table:number-columns-repeated="10"/>
        </table:table-row>
        <table:table-row table:style-name="ro2" table:number-rows-repeated="2">
          <table:table-cell table:number-columns-repeated="26"/>
        </table:table-row>
        <table:table-row table:style-name="ro1">
          <table:table-cell table:style-name="ce4"/>
          <table:table-cell table:style-name="ce12" table:number-columns-repeated="2"/>
          <table:table-cell table:number-columns-repeated="23"/>
        </table:table-row>
      </table:table>
      <table:table table:name="Planilha2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/00/0000</text:date>, <text:time style:data-style-name="N2" text:time-value="10:04:19.66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1:14:41.898000000</meta:creation-date>
    <dc:date>2018-06-06T11:28:53.031000000</dc:date>
    <meta:editing-duration>PT1H35M</meta:editing-duration>
    <meta:editing-cycles>7</meta:editing-cycles>
    <meta:generator>LibreOffice/5.4.3.2$Windows_X86_64 LibreOffice_project/92a7159f7e4af62137622921e809f8546db437e5</meta:generator>
    <meta:document-statistic meta:table-count="2" meta:cell-count="231" meta:object-count="8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7cm" svg:height="8.994cm" xlink:href=".." xlink:type="simple" chart:class="chart:scatter" chart:style-name="ch1">
        <chart:legend chart:legend-position="end" svg:x="14.22cm" svg:y="3.7cm" style:legend-expansion="high" chart:style-name="ch2"/>
        <chart:plot-area chart:style-name="ch3" table:cell-range-address="Planilha1.A2:Planilha1.A11 Planilha1.D1:Planilha1.D11 Planilha1.I1:Planilha1.I11 Planilha1.N1:Planilha1.N11" chart:data-source-has-labels="row" svg:x="0.319cm" svg:y="0.179cm" svg:width="13.582cm" svg:height="8.636cm">
          <chartooo:coordinate-region svg:x="1.126cm" svg:y="0.378cm" svg:width="12.588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D2:Planilha1.D11" chart:label-cell-address="Planilha1.D1:Planilha1.D1" chart:class="chart:scatter">
            <chart:domain table:cell-range-address="Planilha1.A2:Planilha1.A11"/>
            <chart:data-point chart:repeated="10"/>
          </chart:series>
          <chart:series chart:style-name="ch7" chart:values-cell-range-address="Planilha1.I2:Planilha1.I11" chart:label-cell-address="Planilha1.I1:Planilha1.I1" chart:class="chart:scatter">
            <chart:data-point chart:repeated="10"/>
          </chart:series>
          <chart:series chart:style-name="ch8" chart:values-cell-range-address="Planilha1.N2:Planilha1.N11" chart:label-cell-address="Planilha1.N1:Planilha1.N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R1</text:p>
                <draw:g>
                  <svg:desc>Planilha1.D1:Planilha1.D1</svg:desc>
                </draw:g>
              </table:table-cell>
              <table:table-cell office:value-type="string">
                <text:p>R2</text:p>
                <draw:g>
                  <svg:desc>Planilha1.I1:Planilha1.I1</svg:desc>
                </draw:g>
              </table:table-cell>
              <table:table-cell office:value-type="string">
                <text:p>R</text:p>
                <draw:g>
                  <svg:desc>Planilha1.N1:Planilha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ilha1.A2:Planilha1.A11</svg:desc>
                </draw:g>
              </table:table-cell>
              <table:table-cell office:value-type="float" office:value="128.571428571429">
                <text:p>128.571428571429</text:p>
                <draw:g>
                  <svg:desc>Planilha1.D2:Planilha1.D11</svg:desc>
                </draw:g>
              </table:table-cell>
              <table:table-cell office:value-type="float" office:value="271.428571428571">
                <text:p>271.428571428571</text:p>
                <draw:g>
                  <svg:desc>Planilha1.I2:Planilha1.I11</svg:desc>
                </draw:g>
              </table:table-cell>
              <table:table-cell office:value-type="float" office:value="328.571428571429">
                <text:p>328.571428571429</text:p>
                <draw:g>
                  <svg:desc>Planilha1.N2:Planilha1.N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3.846153846154">
                <text:p>153.846153846154</text:p>
              </table:table-cell>
              <table:table-cell office:value-type="float" office:value="330.508474576271">
                <text:p>330.508474576271</text:p>
              </table:table-cell>
              <table:table-cell office:value-type="float" office:value="452.173913043478">
                <text:p>452.173913043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2.046783625731">
                <text:p>152.046783625731</text:p>
              </table:table-cell>
              <table:table-cell office:value-type="float" office:value="345.029239766082">
                <text:p>345.029239766082</text:p>
              </table:table-cell>
              <table:table-cell office:value-type="float" office:value="482.352941176471">
                <text:p>482.352941176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6.017699115044">
                <text:p>146.017699115044</text:p>
              </table:table-cell>
              <table:table-cell office:value-type="float" office:value="346.491228070175">
                <text:p>346.491228070175</text:p>
              </table:table-cell>
              <table:table-cell office:value-type="float" office:value="484.71615720524">
                <text:p>484.71615720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9.466192170819">
                <text:p>149.466192170819</text:p>
              </table:table-cell>
              <table:table-cell office:value-type="float" office:value="351.063829787234">
                <text:p>351.063829787234</text:p>
              </table:table-cell>
              <table:table-cell office:value-type="float" office:value="496.45390070922">
                <text:p>496.45390070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2.238805970149">
                <text:p>152.238805970149</text:p>
              </table:table-cell>
              <table:table-cell office:value-type="float" office:value="355.223880597015">
                <text:p>355.2238805970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58.974358974359">
                <text:p>158.974358974359</text:p>
              </table:table-cell>
              <table:table-cell office:value-type="float" office:value="346.560846560847">
                <text:p>346.560846560847</text:p>
              </table:table-cell>
              <table:table-cell office:value-type="float" office:value="506.329113924051">
                <text:p>506.3291139240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0.270880361174">
                <text:p>160.270880361174</text:p>
              </table:table-cell>
              <table:table-cell office:value-type="float" office:value="348.314606741573">
                <text:p>348.314606741573</text:p>
              </table:table-cell>
              <table:table-cell office:value-type="float" office:value="506.666666666667">
                <text:p>506.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8.63453815261">
                <text:p>158.63453815261</text:p>
              </table:table-cell>
              <table:table-cell office:value-type="float" office:value="350.701402805611">
                <text:p>350.701402805611</text:p>
              </table:table-cell>
              <table:table-cell office:value-type="float" office:value="504.950495049505">
                <text:p>504.950495049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61.818181818182">
                <text:p>161.818181818182</text:p>
              </table:table-cell>
              <table:table-cell office:value-type="float" office:value="360.507246376812">
                <text:p>360.507246376812</text:p>
              </table:table-cell>
              <table:table-cell office:value-type="float" office:value="506.306306306306">
                <text:p>506.3063063063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8.993cm" xlink:href=".." xlink:type="simple" chart:class="chart:scatter" chart:style-name="ch1">
        <chart:legend chart:legend-position="end" svg:x="13.269cm" svg:y="4.197cm" style:legend-expansion="high" chart:style-name="ch2"/>
        <chart:plot-area chart:style-name="ch3" table:cell-range-address="Planilha1.S2:Planilha1.T8" svg:x="0.319cm" svg:y="0.179cm" svg:width="12.631cm" svg:height="8.635cm">
          <chartooo:coordinate-region svg:x="0.465cm" svg:y="0.378cm" svg:width="12.391cm" svg:height="8.2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T2:Planilha1.T8" chart:class="chart:scatter">
            <chart:domain table:cell-range-address="Planilha1.S2:Planilha1.S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S</text:p>
              </table:table-cell>
              <table:table-cell office:value-type="string">
                <text:p>Coluna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Planilha1.S2:Planilha1.S8</svg:desc>
                </draw:g>
              </table:table-cell>
              <table:table-cell office:value-type="float" office:value="-2.1">
                <text:p>-2.1</text:p>
                <draw:g>
                  <svg:desc>Planilha1.T2:Planilha1.T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8">
                <text:p>-1.8</text:p>
              </table:table-cell>
              <table:table-cell office:value-type="float" office:value="-2.1">
                <text:p>-2.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8.993cm" xlink:href=".." xlink:type="simple" chart:class="chart:scatter" chart:style-name="ch1">
        <chart:legend chart:legend-position="end" svg:x="13.243cm" svg:y="4.197cm" style:legend-expansion="high" chart:style-name="ch2"/>
        <chart:plot-area chart:style-name="ch3" table:cell-range-address="Planilha1.U2:Planilha1.V10" svg:x="0.319cm" svg:y="0.179cm" svg:width="12.605cm" svg:height="8.635cm">
          <chartooo:coordinate-region svg:x="0.61cm" svg:y="0.378cm" svg:width="12.221cm" svg:height="7.7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V2:Planilha1.V10" chart:class="chart:scatter">
            <chart:domain table:cell-range-address="Planilha1.U2:Planilha1.U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U</text:p>
              </table:table-cell>
              <table:table-cell office:value-type="string">
                <text:p>Coluna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3">
                <text:p>-1.3</text:p>
                <draw:g>
                  <svg:desc>Planilha1.U2:Planilha1.U10</svg:desc>
                </draw:g>
              </table:table-cell>
              <table:table-cell office:value-type="float" office:value="1.2">
                <text:p>1.2</text:p>
                <draw:g>
                  <svg:desc>Planilha1.V2:Planilha1.V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3">
                <text:p>-1.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321cm" svg:height="8.056cm" xlink:href=".." xlink:type="simple" chart:class="chart:scatter" chart:style-name="ch1">
        <chart:legend chart:legend-position="end" svg:x="11.046cm" svg:y="3.48cm" style:legend-expansion="high" chart:style-name="ch2"/>
        <chart:plot-area chart:style-name="ch3" table:cell-range-address="Planilha1.X1:Planilha1.Z11" chart:data-source-has-labels="row" svg:x="0.286cm" svg:y="0.161cm" svg:width="10.474cm" svg:height="7.734cm">
          <chartooo:coordinate-region svg:x="0.907cm" svg:y="0.361cm" svg:width="9.666cm" svg:height="6.8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Y2:Planilha1.Y11" chart:label-cell-address="Planilha1.Y1:Planilha1.Y1" chart:class="chart:scatter">
            <chart:domain table:cell-range-address="Planilha1.X2:Planilha1.X11"/>
            <chart:data-point chart:repeated="10"/>
          </chart:series>
          <chart:series chart:style-name="ch7" chart:values-cell-range-address="Planilha1.Z2:Planilha1.Z11" chart:label-cell-address="Planilha1.Z1:Planilha1.Z1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X</text:p>
              </table:table-cell>
              <table:table-cell office:value-type="string">
                <text:p>VCContínua</text:p>
                <draw:g>
                  <svg:desc>Planilha1.Y1:Planilha1.Y1</svg:desc>
                </draw:g>
              </table:table-cell>
              <table:table-cell office:value-type="string">
                <text:p>VCAlternada</text:p>
                <draw:g>
                  <svg:desc>Planilha1.Z1:Planilha1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ilha1.X2:Planilha1.X11</svg:desc>
                </draw:g>
              </table:table-cell>
              <table:table-cell office:value-type="float" office:value="2.6">
                <text:p>2.6</text:p>
                <draw:g>
                  <svg:desc>Planilha1.Y2:Planilha1.Y11</svg:desc>
                </draw:g>
              </table:table-cell>
              <table:table-cell office:value-type="float" office:value="1.7">
                <text:p>1.7</text:p>
                <draw:g>
                  <svg:desc>Planilha1.Z2:Planilha1.Z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3">
                <text:p>11.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.3">
                <text:p>14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7.3">
                <text:p>17.3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0.3">
                <text:p>20.3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3.3">
                <text:p>23.3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20.6">
                <text:p>20.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